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>
            <text:p>Graph</text:p>
          </table:table-cell>
          <table:table-cell office:value-type="string">
            <text:p>nodes</text:p>
          </table:table-cell>
          <table:table-cell office:value-type="string">
            <text:p>edges</text:p>
          </table:table-cell>
          <table:table-cell office:value-type="string">
            <text:p>groups</text:p>
          </table:table-cell>
          <table:table-cell office:value-type="string">
            <text:p>products</text:p>
          </table:table-cell>
          <table:table-cell office:value-type="string">
            <text:p>users</text:p>
          </table:table-cell>
          <table:table-cell office:value-type="string">
            <text:p>belongs_to</text:p>
          </table:table-cell>
          <table:table-cell office:value-type="string">
            <text:p>similar_to</text:p>
          </table:table-cell>
          <table:table-cell office:value-type="string">
            <text:p>reviewed_by</text:p>
          </table:table-cell>
          <table:table-cell office:value-type="string">
            <text:p>friend_of</text:p>
          </table:table-cell>
        </table:table-row>
        <table:table-row table:style-name="ro1">
          <table:table-cell office:value-type="string">
            <text:p>Graph_100_2_2</text:p>
          </table:table-cell>
          <table:table-cell office:value-type="float" office:value="338078">
            <text:p>338078</text:p>
          </table:table-cell>
          <table:table-cell office:value-type="float" office:value="535926">
            <text:p>535926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337965">
            <text:p>337965</text:p>
          </table:table-cell>
          <table:table-cell office:value-type="float" office:value="109">
            <text:p>109</text:p>
          </table:table-cell>
          <table:table-cell office:value-type="float" office:value="120">
            <text:p>120</text:p>
          </table:table-cell>
          <table:table-cell office:value-type="float" office:value="3340">
            <text:p>3340</text:p>
          </table:table-cell>
          <table:table-cell office:value-type="float" office:value="532446">
            <text:p>532446</text:p>
          </table:table-cell>
        </table:table-row>
        <table:table-row table:style-name="ro1">
          <table:table-cell office:value-type="string">
            <text:p>Graph_1000_2_2</text:p>
          </table:table-cell>
          <table:table-cell office:value-type="float" office:value="652627">
            <text:p>652627</text:p>
          </table:table-cell>
          <table:table-cell office:value-type="float" office:value="1445888">
            <text:p>1445888</text:p>
          </table:table-cell>
          <table:table-cell office:value-type="float" office:value="4">
            <text:p>4</text:p>
          </table:table-cell>
          <table:table-cell office:value-type="float" office:value="1005">
            <text:p>1005</text:p>
          </table:table-cell>
          <table:table-cell office:value-type="float" office:value="651618">
            <text:p>651618</text:p>
          </table:table-cell>
          <table:table-cell office:value-type="float" office:value="1005">
            <text:p>1005</text:p>
          </table:table-cell>
          <table:table-cell office:value-type="float" office:value="1216">
            <text:p>1216</text:p>
          </table:table-cell>
          <table:table-cell office:value-type="float" office:value="35340">
            <text:p>35340</text:p>
          </table:table-cell>
          <table:table-cell office:value-type="float" office:value="1409174">
            <text:p>1409174</text:p>
          </table:table-cell>
        </table:table-row>
        <table:table-row table:style-name="ro1">
          <table:table-cell office:value-type="string">
            <text:p>scale</text:p>
          </table:table-cell>
          <table:table-cell table:style-name="Default" table:formula="of:=ROUND([.B3]/[.B2]; 2)" office:value-type="float" office:value="1.93">
            <text:p>1.93</text:p>
          </table:table-cell>
          <table:table-cell table:style-name="Default" table:formula="of:=ROUND([.C3]/[.C2]; 2)" office:value-type="float" office:value="2.7">
            <text:p>2.7</text:p>
          </table:table-cell>
          <table:table-cell table:style-name="Default" table:formula="of:=ROUND([.D3]/[.D2]; 2)" office:value-type="float" office:value="1">
            <text:p>1</text:p>
          </table:table-cell>
          <table:table-cell table:style-name="Default" table:formula="of:=ROUND([.E3]/[.E2]; 2)" office:value-type="float" office:value="9.22">
            <text:p>9.22</text:p>
          </table:table-cell>
          <table:table-cell table:style-name="Default" table:formula="of:=ROUND([.F3]/[.F2]; 2)" office:value-type="float" office:value="1.93">
            <text:p>1.93</text:p>
          </table:table-cell>
          <table:table-cell table:style-name="Default" table:formula="of:=ROUND([.G3]/[.G2]; 2)" office:value-type="float" office:value="9.22">
            <text:p>9.22</text:p>
          </table:table-cell>
          <table:table-cell table:style-name="Default" table:formula="of:=ROUND([.H3]/[.H2]; 2)" office:value-type="float" office:value="10.13">
            <text:p>10.13</text:p>
          </table:table-cell>
          <table:table-cell table:style-name="Default" table:formula="of:=ROUND([.I3]/[.I2]; 2)" office:value-type="float" office:value="10.58">
            <text:p>10.58</text:p>
          </table:table-cell>
          <table:table-cell table:style-name="Default" table:formula="of:=ROUND([.J3]/[.J2]; 2)" office:value-type="float" office:value="2.65">
            <text:p>2.65</text:p>
          </table:table-cell>
        </table:table-row>
        <table:table-row table:style-name="ro2">
          <table:table-cell/>
          <table:table-cell table:style-name="Default" table:number-columns-repeated="9"/>
        </table:table-row>
        <table:table-row table:style-name="ro1">
          <table:table-cell office:value-type="string">
            <text:p>Graph_10000_2_2</text:p>
          </table:table-cell>
          <table:table-cell table:style-name="ce2" office:value-type="float" office:value="980304">
            <text:p>980304</text:p>
          </table:table-cell>
          <table:table-cell table:style-name="ce2" office:value-type="float" office:value="3102090">
            <text:p>310209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08">
            <text:p>10008</text:p>
          </table:table-cell>
          <table:table-cell table:style-name="ce2" office:value-type="float" office:value="970292">
            <text:p>970292</text:p>
          </table:table-cell>
          <table:table-cell table:style-name="ce2" office:value-type="float" office:value="10008">
            <text:p>10008</text:p>
          </table:table-cell>
          <table:table-cell table:style-name="ce2" office:value-type="float" office:value="12302">
            <text:p>12302</text:p>
          </table:table-cell>
          <table:table-cell table:style-name="ce2" office:value-type="float" office:value="289503">
            <text:p>289503</text:p>
          </table:table-cell>
          <table:table-cell table:style-name="ce2" office:value-type="float" office:value="2798616">
            <text:p>2798616</text:p>
          </table:table-cell>
        </table:table-row>
        <table:table-row table:style-name="ro1">
          <table:table-cell office:value-type="string">
            <text:p>scale</text:p>
          </table:table-cell>
          <table:table-cell table:style-name="Default" table:formula="of:=ROUND([.B6]/[.B3]; 2)" office:value-type="float" office:value="1.5">
            <text:p>1.5</text:p>
          </table:table-cell>
          <table:table-cell table:style-name="Default" table:formula="of:=ROUND([.C6]/[.C3]; 2)" office:value-type="float" office:value="2.15">
            <text:p>2.15</text:p>
          </table:table-cell>
          <table:table-cell table:style-name="Default" table:formula="of:=ROUND([.D6]/[.D3]; 2)" office:value-type="float" office:value="1">
            <text:p>1</text:p>
          </table:table-cell>
          <table:table-cell table:style-name="Default" table:formula="of:=ROUND([.E6]/[.E3]; 2)" office:value-type="float" office:value="9.96">
            <text:p>9.96</text:p>
          </table:table-cell>
          <table:table-cell table:style-name="Default" table:formula="of:=ROUND([.F6]/[.F3]; 2)" office:value-type="float" office:value="1.49">
            <text:p>1.49</text:p>
          </table:table-cell>
          <table:table-cell table:style-name="Default" table:formula="of:=ROUND([.G6]/[.G3]; 2)" office:value-type="float" office:value="9.96">
            <text:p>9.96</text:p>
          </table:table-cell>
          <table:table-cell table:style-name="Default" table:formula="of:=ROUND([.H6]/[.H3]; 2)" office:value-type="float" office:value="10.12">
            <text:p>10.12</text:p>
          </table:table-cell>
          <table:table-cell table:style-name="Default" table:formula="of:=ROUND([.I6]/[.I3]; 2)" office:value-type="float" office:value="8.19">
            <text:p>8.19</text:p>
          </table:table-cell>
          <table:table-cell table:style-name="Default" table:formula="of:=ROUND([.J6]/[.J3]; 2)" office:value-type="float" office:value="1.99">
            <text:p>1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0:57:43</meta:creation-date>
    <dc:date>2013-09-29T11:17:14</dc:date>
    <meta:editing-duration>PT14M29S</meta:editing-duration>
    <meta:editing-cycles>3</meta:editing-cycles>
    <meta:generator>LibreOffice/4.0.2.2$Linux_X86_64 LibreOffice_project/400m0$Build-2</meta:generator>
    <meta:document-statistic meta:table-count="1" meta:cell-count="60" meta:object-count="0"/>
  </office:meta>
</office:document-meta>
</file>